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83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Uc</text:p>
          </table:table-cell>
          <table:table-cell office:value-type="string">
            <text:p>Actor</text:p>
          </table:table-cell>
          <table:table-cell office:value-type="string">
            <text:p>UC+A</text:p>
          </table:table-cell>
          <table:table-cell office:value-type="string">
            <text:p>Connections</text:p>
          </table:table-cell>
          <table:table-cell office:value-type="string">
            <text:p>UC+A+C</text:p>
          </table:table-cell>
          <table:table-cell office:value-type="string">
            <text:p>FCANodes</text:p>
          </table:table-cell>
          <table:table-cell office:value-type="string">
            <text:p>FCA Conn</text:p>
          </table:table-cell>
          <table:table-cell office:value-type="string">
            <text:p>FCA N+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SUM([.B2:.C2])"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SUM([.D2:.E2])"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2:.H2])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B3:.C3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SUM([.D3:.E3])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3:.H3])"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SUM([.B4:.C4])"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SUM([.D4:.E4])"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G4:.H4])"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SUM([.B5:.C5])"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SUM([.D5:.E5])"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5:.H5])"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SUM([.B6:.C6])" office:value-type="float" office:value="23">
            <text:p>23</text:p>
          </table:table-cell>
          <table:table-cell office:value-type="float" office:value="32">
            <text:p>32</text:p>
          </table:table-cell>
          <table:table-cell table:formula="of:=SUM([.D6:.E6])"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G6:.H6])"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SUM([.B7:.C7])" office:value-type="float" office:value="14">
            <text:p>14</text:p>
          </table:table-cell>
          <table:table-cell office:value-type="float" office:value="24">
            <text:p>24</text:p>
          </table:table-cell>
          <table:table-cell table:formula="of:=SUM([.D7:.E7])"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G7:.H7])"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formula="of:=SUM([.B8:.C8])" office:value-type="float" office:value="32">
            <text:p>32</text:p>
          </table:table-cell>
          <table:table-cell office:value-type="float" office:value="34">
            <text:p>34</text:p>
          </table:table-cell>
          <table:table-cell table:formula="of:=SUM([.D8:.E8])" office:value-type="float" office:value="66">
            <text:p>66</text:p>
          </table:table-cell>
          <table:table-cell table:number-columns-repeated="2" office:value-type="float" office:value="10">
            <text:p>10</text:p>
          </table:table-cell>
          <table:table-cell table:formula="of:=SUM([.G8:.H8])" office:value-type="float" office:value="20">
            <text:p>2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B9:.C9])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D9:.E9])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9:.H9])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SUM([.B10:.C10])"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SUM([.D10:.E10])"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SUM([.G10:.H10])" office:value-type="float" office:value="12">
            <text:p>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B11:.C11]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SUM([.D11:.E11])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11:.H11])"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SUM([.B12:.C12])"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SUM([.D12:.E12])"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12:.H12])"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formula="of:=SUM([.B13:.C13])" office:value-type="float" office:value="31">
            <text:p>31</text:p>
          </table:table-cell>
          <table:table-cell office:value-type="float" office:value="30">
            <text:p>30</text:p>
          </table:table-cell>
          <table:table-cell table:formula="of:=SUM([.D13:.E13])"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SUM([.G13:.H13])" office:value-type="float" office:value="23">
            <text:p>2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SUM([.B14:.C14])"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SUM([.D14:.E14])"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SUM([.G14:.H14])" office:value-type="float" office:value="11">
            <text:p>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15:.C15])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SUM([.D15:.E15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15:.H15])"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SUM([.B16:.C16])"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SUM([.D16:.E16])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G16:.H16])"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SUM([.B17:.C17])" office:value-type="float" office:value="13">
            <text:p>13</text:p>
          </table:table-cell>
          <table:table-cell office:value-type="float" office:value="13">
            <text:p>13</text:p>
          </table:table-cell>
          <table:table-cell table:formula="of:=SUM([.D17:.E17])"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G17:.H17])" office:value-type="float" office:value="5">
            <text:p>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SUM([.B18:.C18])"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SUM([.D18:.E18])"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SUM([.G18:.H18])" office:value-type="float" office:value="12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SUM([.B19:.C19])" office:value-type="float" office:value="17">
            <text:p>17</text:p>
          </table:table-cell>
          <table:table-cell office:value-type="float" office:value="17">
            <text:p>17</text:p>
          </table:table-cell>
          <table:table-cell table:formula="of:=SUM([.D19:.E19])"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G19:.H19])" office:value-type="float" office:value="9">
            <text:p>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B20:.C20]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SUM([.D20:.E20])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G20:.H20])" office:value-type="float" office:value="6">
            <text:p>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B21:.C21])"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SUM([.D21:.E21])"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G21:.H21])" office:value-type="float" office:value="14">
            <text:p>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SUM([.B22:.C22])"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SUM([.D22:.E22])"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G22:.H22])" office:value-type="float" office:value="7">
            <text:p>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SUM([.B23:.C23])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SUM([.D23:.E23])" office:value-type="float" office:value="17">
            <text:p>17</text:p>
          </table:table-cell>
          <table:table-cell table:number-columns-repeated="2" office:value-type="float" office:value="4">
            <text:p>4</text:p>
          </table:table-cell>
          <table:table-cell table:formula="of:=SUM([.G23:.H23])" office:value-type="float" office:value="8">
            <text:p>8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24:.C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24:.E2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24:.H24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25:.C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25:.E2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25:.H25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26:.C2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26:.E2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26:.H26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27:.C2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27:.E2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27:.H27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28:.C2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28:.E2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28:.H28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29:.C2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29:.E2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29:.H29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30:.C3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30:.E3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30:.H30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31:.C3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31:.E3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31:.H31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32:.C3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32:.E3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32:.H32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33:.C3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33:.E3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33:.H33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34:.C3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34:.E3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34:.H34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35:.C3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35:.E3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35:.H35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36:.C3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36:.E3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36:.H36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37:.C3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37:.E3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37:.H37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38:.C3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38:.E3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38:.H38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39:.C3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39:.E3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39:.H39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40:.C4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40:.E4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40:.H40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41:.C4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41:.E4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41:.H41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42:.C4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42:.E4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42:.H42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43:.C4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43:.E4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43:.H43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44:.C4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44:.E4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44:.H44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45:.C4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45:.E4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45:.H45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46:.C4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46:.E4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46:.H46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47:.C4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47:.E4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47:.H47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48:.C4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48:.E4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48:.H48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49:.C4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49:.E4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49:.H49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50:.C5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50:.E5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0:.H50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51:.C5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51:.E5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1:.H51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52:.C5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52:.E5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2:.H52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53:.C5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53:.E5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3:.H53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54:.C5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54:.E5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4:.H54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55:.C5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55:.E5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5:.H55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56:.C5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56:.E5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6:.H56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57:.C5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57:.E5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7:.H57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58:.C5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58:.E5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8:.H58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59:.C5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59:.E5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59:.H59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0:.C6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0:.E6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0:.H60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1:.C6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1:.E6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1:.H61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2:.C6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2:.E6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2:.H62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3:.C6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3:.E6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3:.H63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4:.C6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4:.E6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4:.H64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5:.C6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5:.E6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5:.H65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6:.C6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6:.E6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6:.H66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7:.C6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7:.E6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7:.H67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8:.C6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8:.E6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8:.H68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69:.C6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69:.E6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69:.H69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0:.C7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0:.E7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0:.H70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1:.C7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1:.E7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1:.H71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2:.C7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2:.E7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2:.H72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3:.C7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3:.E7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3:.H73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4:.C7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4:.E7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4:.H74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5:.C7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5:.E7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5:.H75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6:.C7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6:.E7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6:.H76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7:.C7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7:.E7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7:.H77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8:.C7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8:.E7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8:.H78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79:.C7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79:.E7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79:.H79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0:.C8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0:.E8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0:.H80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1:.C8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1:.E8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1:.H81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2:.C8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2:.E8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2:.H82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3:.C8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3:.E8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3:.H83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4:.C8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4:.E8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4:.H84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5:.C8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5:.E8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5:.H85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6:.C8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6:.E8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6:.H86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7:.C8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7:.E8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7:.H87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8:.C8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8:.E8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8:.H88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89:.C8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89:.E8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89:.H89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0:.C9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0:.E9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0:.H90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1:.C9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1:.E9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1:.H91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2:.C9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2:.E9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2:.H92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3:.C9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3:.E9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3:.H93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4:.C9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4:.E9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4:.H94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5:.C9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5:.E95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5:.H95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6:.C9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6:.E96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6:.H96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7:.C9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7:.E97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7:.H97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8:.C9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8:.E98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8:.H98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99:.C9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99:.E99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99:.H99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00:.C10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00:.E100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00:.H100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01:.C101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01:.E101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01:.H101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02:.C10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02:.E10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02:.H102]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03:.C10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.D103:.E103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G103:.H103])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t" fo:country="E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12.04.2013</text:date>, <text:time>20:5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09T15:53:46.56</meta:creation-date>
    <dc:date>2013-04-12T20:56:16.89</dc:date>
    <meta:editing-duration>PT03H54M45S</meta:editing-duration>
    <meta:editing-cycles>20</meta:editing-cycles>
    <meta:generator>OpenOffice.org/3.2$Win32 OpenOffice.org_project/320m18$Build-9502</meta:generator>
    <meta:document-statistic meta:table-count="3" meta:cell-count="847" meta:object-count="0"/>
  </office:meta>
</office:document-meta>
</file>